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XO Courser" svg:font-family="'XO Courser'" style:font-family-generic="roman" style:font-pitch="variable"/>
    <style:font-face style:name="XO Thames" svg:font-family="'XO Thames'" style:font-family-generic="roman" style:font-pitch="variable"/>
  </office:font-face-decls>
  <office:automatic-styles>
    <style:style style:name="Таблица1" style:family="table">
      <style:table-properties style:width="10.795cm" fo:margin-top="0cm" fo:margin-bottom="0cm" table:align="left" style:writing-mode="page"/>
    </style:style>
    <style:style style:name="Таблица1.A" style:family="table-column">
      <style:table-column-properties style:column-width="1.413cm"/>
    </style:style>
    <style:style style:name="Таблица1.B" style:family="table-column">
      <style:table-column-properties style:column-width="4.567cm"/>
    </style:style>
    <style:style style:name="Таблица1.C" style:family="table-column">
      <style:table-column-properties style:column-width="4.8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2.914cm" fo:margin-left="0cm" fo:margin-top="0cm" fo:margin-bottom="0cm" table:align="left" style:writing-mode="page"/>
    </style:style>
    <style:style style:name="Таблица2.A" style:family="table-column">
      <style:table-column-properties style:column-width="1.455cm"/>
    </style:style>
    <style:style style:name="Таблица2.B" style:family="table-column">
      <style:table-column-properties style:column-width="1.45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.409cm" fo:margin-bottom="0.409cm" style:contextual-spacing="false" fo:text-indent="0cm" style:auto-text-indent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3" style:family="paragraph" style:parent-style-name="Standard">
      <style:text-properties fo:font-size="22pt" style:font-size-asian="22pt" style:font-size-complex="22pt"/>
    </style:style>
    <style:style style:name="P4" style:family="paragraph" style:parent-style-name="Standard">
      <style:text-properties style:font-name="XO Courser" fo:font-size="22pt" style:font-size-asian="22pt" style:font-size-complex="22pt"/>
    </style:style>
    <style:style style:name="P5" style:family="paragraph" style:parent-style-name="Standard">
      <style:paragraph-properties fo:margin-top="0cm" fo:margin-bottom="0cm" style:contextual-spacing="false" fo:break-before="pag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style:font-name="XO Courser"/>
    </style:style>
    <style:style style:name="T1" style:family="text">
      <style:text-properties style:font-name="XO Courser" fo:font-weight="bold" style:font-weight-asian="bold"/>
    </style:style>
    <style:style style:name="T2" style:family="text">
      <style:text-properties style:font-name="XO Courser"/>
    </style:style>
    <style:style style:name="T3" style:family="text">
      <style:text-properties style:font-name="XO Courser"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024-09-13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1">№</text:span></text:p>
          </table:table-cell>
          <table:table-cell table:style-name="Таблица1.A1" office:value-type="string">
            <text:p text:style-name="P2"><text:span text:style-name="T1">Пример</text:span></text:p>
          </table:table-cell>
          <table:table-cell table:style-name="Таблица1.A1" office:value-type="string">
            <text:p text:style-name="P2"><text:span text:style-name="T1">Ответ</text:span>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</text:span></text:p>
          </table:table-cell>
          <table:table-cell table:style-name="Таблица1.A1" office:value-type="string">
            <text:p text:style-name="P3"><text:span text:style-name="T2">43 - 19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2</text:span></text:p>
          </table:table-cell>
          <table:table-cell table:style-name="Таблица1.A1" office:value-type="string">
            <text:p text:style-name="P3"><text:span text:style-name="T2">27 + 18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3</text:span></text:p>
          </table:table-cell>
          <table:table-cell table:style-name="Таблица1.A1" office:value-type="string">
            <text:p text:style-name="P3"><text:span text:style-name="T2">72 - 25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4</text:span></text:p>
          </table:table-cell>
          <table:table-cell table:style-name="Таблица1.A1" office:value-type="string">
            <text:p text:style-name="P3"><text:span text:style-name="T2">35 + 24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5</text:span></text:p>
          </table:table-cell>
          <table:table-cell table:style-name="Таблица1.A1" office:value-type="string">
            <text:p text:style-name="P3"><text:span text:style-name="T2">56 - 33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6</text:span></text:p>
          </table:table-cell>
          <table:table-cell table:style-name="Таблица1.A1" office:value-type="string">
            <text:p text:style-name="P3"><text:span text:style-name="T2">49 - 12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7</text:span></text:p>
          </table:table-cell>
          <table:table-cell table:style-name="Таблица1.A1" office:value-type="string">
            <text:p text:style-name="P3"><text:span text:style-name="T2">64 + 15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8</text:span></text:p>
          </table:table-cell>
          <table:table-cell table:style-name="Таблица1.A1" office:value-type="string">
            <text:p text:style-name="P3"><text:span text:style-name="T2">88 - 42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9</text:span></text:p>
          </table:table-cell>
          <table:table-cell table:style-name="Таблица1.A1" office:value-type="string">
            <text:p text:style-name="P3"><text:span text:style-name="T2">31 + 29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0</text:span></text:p>
          </table:table-cell>
          <table:table-cell table:style-name="Таблица1.A1" office:value-type="string">
            <text:p text:style-name="P3"><text:span text:style-name="T2">57 - 29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1</text:span></text:p>
          </table:table-cell>
          <table:table-cell table:style-name="Таблица1.A1" office:value-type="string">
            <text:p text:style-name="P3"><text:span text:style-name="T2">29 - 16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2</text:span></text:p>
          </table:table-cell>
          <table:table-cell table:style-name="Таблица1.A1" office:value-type="string">
            <text:p text:style-name="P3"><text:span text:style-name="T2">76 - 34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3</text:span></text:p>
          </table:table-cell>
          <table:table-cell table:style-name="Таблица1.A1" office:value-type="string">
            <text:p text:style-name="P3"><text:span text:style-name="T2">40 + 22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4</text:span></text:p>
          </table:table-cell>
          <table:table-cell table:style-name="Таблица1.A1" office:value-type="string">
            <text:p text:style-name="P3"><text:span text:style-name="T2">68 - 27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5</text:span></text:p>
          </table:table-cell>
          <table:table-cell table:style-name="Таблица1.A1" office:value-type="string">
            <text:p text:style-name="P3"><text:span text:style-name="T2">54 + 17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6</text:span></text:p>
          </table:table-cell>
          <table:table-cell table:style-name="Таблица1.A1" office:value-type="string">
            <text:p text:style-name="P3"><text:span text:style-name="T2">93 - 48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7</text:span></text:p>
          </table:table-cell>
          <table:table-cell table:style-name="Таблица1.A1" office:value-type="string">
            <text:p text:style-name="P3"><text:span text:style-name="T2">23 + 30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8</text:span></text:p>
          </table:table-cell>
          <table:table-cell table:style-name="Таблица1.A1" office:value-type="string">
            <text:p text:style-name="P3"><text:span text:style-name="T2">61 - 25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19</text:span></text:p>
          </table:table-cell>
          <table:table-cell table:style-name="Таблица1.A1" office:value-type="string">
            <text:p text:style-name="P3"><text:span text:style-name="T2">50 - 14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2">20</text:span></text:p>
          </table:table-cell>
          <table:table-cell table:style-name="Таблица1.A1" office:value-type="string">
            <text:p text:style-name="P3"><text:span text:style-name="T2">39 + 16</text:span></text:p>
          </table:table-cell>
          <table:table-cell table:style-name="Таблица1.A1" office:value-type="string">
            <text:p text:style-name="P4"/>
          </table:table-cell>
        </table:table-row>
      </table:table>
      <text:p text:style-name="P5" loext:marker-style-name="T3"><text:span text:style-name="T3">Ответы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 loext:marker-style-name="T1"><text:span text:style-name="T1">№</text:span><text:span text:style-name="T1"/></text:p>
          </table:table-cell>
          <table:table-cell table:style-name="Таблица2.A1" office:value-type="string">
            <text:p text:style-name="P6" loext:marker-style-name="T1"><text:span text:style-name="T1">Ответ</text:span><text:span text:style-name="T1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24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2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45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3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47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4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59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5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23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6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37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7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79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8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46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9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60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0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28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1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13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2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42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3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62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4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41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5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71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6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45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7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53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8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36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19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36</text:span><text:span text:style-name="T2"/></text:p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"><text:span text:style-name="T2">20</text:span><text:span text:style-name="T2"/></text:p>
          </table:table-cell>
          <table:table-cell table:style-name="Таблица2.A1" office:value-type="string">
            <text:p text:style-name="Standard" loext:marker-style-name="T2"><text:span text:style-name="T2">55</text:span><text:span text:style-name="T2"/></text:p>
          </table:table-cell>
        </table:table-row>
      </table:table>
      <text:p text:style-name="P7" loext:marker-style-name="T2"/>
      <text:p text:style-name="Standard" loext:marker-style-name="T2">Сделай 20 примеров на сложение и вычитание до 100. Ответы отдельно. Формат таблицы: № - Пример - Пустое поле для ответа Отдельно: № - ответ На вычитание 14 примеров на сложение 6. Пусть идут в перемешку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XO Courser" svg:font-family="'XO Courser'" style:font-family-generic="roman" style:font-pitch="variable"/>
    <style:font-face style:name="XO Thames" svg:font-family="'XO Thame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XO Thames" fo:font-size="12pt" fo:letter-spacing="normal" fo:language="ru" fo:country="RU" style:letter-kerning="false" style:font-name-asian="NSimSun" style:font-size-asian="12pt" style:language-asian="zh" style:country-asian="CN" style:font-name-complex="Lucida Sans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fo:color="#000000" loext:opacity="100%" style:font-name="XO Thames" fo:font-size="12pt" fo:letter-spacing="normal" fo:language="ru" fo:country="RU" style:letter-kerning="false" style:font-name-asian="NSimSun" style:font-size-asian="12pt" style:language-asian="zh" style:country-asian="CN" style:font-name-complex="Lucida Sans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2" style:display-name="Contents 2" style:family="paragraph" style:next-style-name="Standard" style:class="index">
      <style:paragraph-properties fo:margin-left="0.35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paragraph" style:next-style-name="Standard" style:class="index">
      <style:paragraph-properties fo:margin-left="1.058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paragraph" style:next-style-name="Standard" style:class="index">
      <style:paragraph-properties fo:margin-left="1.764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paragraph" style:next-style-name="Standard" style:class="index">
      <style:paragraph-properties fo:margin-left="2.117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paragraph" style:next-style-name="Standard" style:class="index">
      <style:paragraph-properties fo:margin-left="0.706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paragraph" style:next-style-name="Standard" style:default-outline-level="5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paragraph" loext:linked-style-name="Internet_20_Link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paragraph" loext:linked-style-name="Footnote_20__28_WW_29_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501cm" style:auto-text-indent="false" style:writing-mode="lr-tb"/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paragraph" style:next-style-name="Standard" style:class="index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paragraph" loext:linked-style-name="Header_20_and_20_Footer" style:class="extra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paragraph" style:next-style-name="Standard" style:class="index">
      <style:paragraph-properties fo:margin-left="2.822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paragraph" style:next-style-name="Standard" style:class="index">
      <style:paragraph-properties fo:margin-left="2.46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paragraph" style:next-style-name="Standard" style:class="index">
      <style:paragraph-properties fo:margin-left="1.411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style:font-size-asian="14pt"/>
    </style:style>
    <style:style style:name="Subtitle" style:family="paragraph" style:next-style-name="Standard" style:class="chapter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paragraph" style:next-style-name="Standard" style:class="chapter">
      <style:paragraph-properties fo:margin-left="0cm" fo:margin-right="0cm" fo:margin-top="1cm" fo:margin-bottom="1cm" style:contextual-spacing="false" fo:line-height="100%" fo:text-align="center" style:justify-single-word="false" fo:orphans="2" fo:widows="2" fo:text-indent="0cm" style:auto-text-indent="false" style:writing-mode="lr-tb"/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cm" fo:margin-right="0cm" fo:margin-top="0.212cm" fo:margin-bottom="0.212cm" style:contextual-spacing="false" fo:line-height="100%" fo:text-align="justify" style:justify-single-word="false" fo:orphans="2" fo:widows="2" fo:text-indent="0cm" style:auto-text-indent="false" style:writing-mode="lr-tb"/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Contents_20_2" style:display-name="Contents 2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4" style:display-name="Contents 4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6" style:display-name="Contents 6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7" style:display-name="Contents 7" style:family="text">
      <style:text-properties style:font-name="XO Thames" fo:font-family="'XO Thames'" style:font-family-generic="roman" style:font-pitch="variable" fo:font-size="14pt" style:font-size-asian="14pt"/>
    </style:style>
    <style:style style:name="Heading_20_3" style:display-name="Heading 3" style:family="text">
      <style:text-properties style:font-name="XO Thames" fo:font-family="'XO Thames'" style:font-family-generic="roman" style:font-pitch="variable" fo:font-size="13pt" fo:font-weight="bold" style:font-size-asian="13pt" style:font-weight-asian="bold"/>
    </style:style>
    <style:style style:name="Contents_20_3" style:display-name="Contents 3" style:family="text">
      <style:text-properties style:font-name="XO Thames" fo:font-family="'XO Thames'" style:font-family-generic="roman" style:font-pitch="variable" fo:font-size="14pt" style:font-size-asian="14pt"/>
    </style:style>
    <style:style style:name="Heading_20_5" style:display-name="Heading 5" style:family="text">
      <style:text-properties style:font-name="XO Thames" fo:font-family="'XO Thames'" style:font-family-generic="roman" style:font-pitch="variable" fo:font-size="11pt" fo:font-weight="bold" style:font-size-asian="11pt" style:font-weight-asian="bold"/>
    </style:style>
    <style:style style:name="Heading_20_1" style:display-name="Heading 1" style:family="text">
      <style:text-properties style:font-name="XO Thames" fo:font-family="'XO Thames'" style:font-family-generic="roman" style:font-pitch="variable" fo:font-size="16pt" fo:font-weight="bold" style:font-size-asian="16pt" style:font-weight-asian="bold"/>
    </style:style>
    <style:style style:name="Internet_20_Link" style:display-name="Internet Link" style:family="text" loext:linked-style-name="Internet_20_Link">
      <style:text-properties fo:color="#0000ff" loext:opacity="100%" style:text-underline-style="solid" style:text-underline-width="auto" style:text-underline-color="font-color"/>
    </style:style>
    <style:style style:name="Footnote_20__28_WW_29_" style:display-name="Footnote (WW)" style:family="text" loext:linked-style-name="Footnote_20__28_WW_29_">
      <style:text-properties style:font-name="XO Thames" fo:font-family="'XO Thames'" style:font-family-generic="roman" style:font-pitch="variable" fo:font-size="11pt" style:font-size-asian="11pt"/>
    </style:style>
    <style:style style:name="Contents_20_1" style:display-name="Contents 1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style:style style:name="Header_20_and_20_Footer" style:display-name="Header and Footer" style:family="text" loext:linked-style-name="Header_20_and_20_Footer">
      <style:text-properties style:font-name="XO Thames" fo:font-family="'XO Thames'" style:font-family-generic="roman" style:font-pitch="variable" fo:font-size="10pt" style:font-size-asian="10pt"/>
    </style:style>
    <style:style style:name="Contents_20_9" style:display-name="Contents 9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8" style:display-name="Contents 8" style:family="text">
      <style:text-properties style:font-name="XO Thames" fo:font-family="'XO Thames'" style:font-family-generic="roman" style:font-pitch="variable" fo:font-size="14pt" style:font-size-asian="14pt"/>
    </style:style>
    <style:style style:name="Contents_20_5" style:display-name="Contents 5" style:family="text">
      <style:text-properties style:font-name="XO Thames" fo:font-family="'XO Thames'" style:font-family-generic="roman" style:font-pitch="variable" fo:font-size="14pt" style:font-size-asian="14pt"/>
    </style:style>
    <style:style style:name="Subtitle" style:family="text">
      <style:text-properties style:font-name="XO Thames" fo:font-family="'XO Thames'" style:font-family-generic="roman" style:font-pitch="variable" fo:font-size="12pt" fo:font-style="italic" style:font-size-asian="12pt" style:font-style-asian="italic"/>
    </style:style>
    <style:style style:name="Title" style:family="text">
      <style:text-properties fo:text-transform="uppercase" style:font-name="XO Thames" fo:font-family="'XO Thames'" style:font-family-generic="roman" style:font-pitch="variable" fo:font-size="20pt" fo:font-weight="bold" style:font-size-asian="20pt" style:font-weight-asian="bold"/>
    </style:style>
    <style:style style:name="Heading_20_4" style:display-name="Heading 4" style:family="text">
      <style:text-properties style:font-name="XO Thames" fo:font-family="'XO Thames'" style:font-family-generic="roman" style:font-pitch="variable" fo:font-size="12pt" fo:font-weight="bold" style:font-size-asian="12pt" style:font-weight-asian="bold"/>
    </style:style>
    <style:style style:name="Heading_20_2" style:display-name="Heading 2" style:family="text">
      <style:text-properties style:font-name="XO Thames" fo:font-family="'XO Thames'" style:font-family-generic="roman" style:font-pitch="variable" fo:font-size="14pt" fo:font-weight="bold" style:font-size-asian="14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3cm" fo:margin-right="1.3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13T17:49:24.325000000</dc:date>
    <meta:editing-duration>PT2M43S</meta:editing-duration>
    <meta:generator>LibreOffice/24.8.1.2$Windows_X86_64 LibreOffice_project/87fa9aec1a63e70835390b81c40bb8993f1d4ff6</meta:generator>
    <meta:print-date>2024-09-13T17:47:50.841000000</meta:print-date>
    <meta:editing-cycles>1</meta:editing-cycles>
    <meta:document-statistic meta:table-count="2" meta:image-count="0" meta:object-count="0" meta:page-count="2" meta:paragraph-count="88" meta:word-count="163" meta:character-count="478" meta:non-whitespace-character-count="403"/>
    <meta:template xlink:type="simple" xlink:actuate="onRequest" xlink:title="Normal.dotm" xlink:href=""/>
  </office:meta>
</office:document-meta>
</file>